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403.71pt"/>
    </style:style>
    <style:style style:name="co11" style:family="table-column">
      <style:table-column-properties fo:break-before="auto" style:column-width="31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ta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Air</text:p>
          </table:table-cell>
          <table:table-cell table:style-name="ce1" office:value-type="string" calcext:value-type="string">
            <text:p>E Land</text:p>
          </table:table-cell>
          <table:table-cell table:style-name="ce1" office:value-type="string" calcext:value-type="string">
            <text:p>E Shadow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s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oboreny kosteli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ytovk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 dvorke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v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rostla zahradk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names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0 (+0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 kasno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ad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v</text:p>
          </table:table-cell>
          <table:table-cell table:number-columns-repeated="2"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di sama di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z</text:p>
          </table:table-cell>
          <table:table-cell office:value-type="string" calcext:value-type="string">
            <text:p>1 (+0)</text:p>
          </table:table-cell>
          <table:table-cell table:number-columns-repeated="2" office:value-type="string" calcext:value-type="string">
            <text:p>1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dolavaji cas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obc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vere dokoran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epritel" table:style-name="ta1">
        <table:table-column table:style-name="co1" table:number-columns-repeated="10" table:default-cell-style-name="Default"/>
        <table:table-column table:style-name="co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number-columns-repeated="8"/>
          <table:table-cell table:style-name="ce4"/>
          <table:table-cell table:number-columns-repeated="2"/>
        </table:table-row>
        <table:table-row table:style-name="ro1">
          <table:table-cell table:number-columns-repeated="8"/>
          <table:table-cell table:style-name="ce4"/>
          <table:table-cell table:number-columns-repeated="2"/>
        </table:table-row>
      </table:table>
      <table:table table:name="Dovednosti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muze_mit dovednosti s_uplatnenim mimo misi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A_a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_ci_Z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A_a_Z pro vsech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</table:table>
      <table:table table:name="Predmety" table:style-name="ta1">
        <table:table-column table:style-name="co1" table:default-cell-style-name="Default"/>
        <table:table-row table:style-name="ro1">
          <table:table-cell/>
        </table:table-row>
      </table:table>
      <table:table table:name="Dalsi" table:style-name="ta1">
        <table:table-column table:style-name="co1" table:number-columns-repeated="3" table:default-cell-style-name="Default"/>
        <table:table-column table:style-name="co1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unice|||Typ|M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unice|||Typ|L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unice|||Typ|V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X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Z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!X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!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!Z|||||||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ez|nepritel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X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Z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!X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!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!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1:51:05.837319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06T17:06:30.659344929</dc:date>
    <meta:editing-duration>P1DT6H6M48S</meta:editing-duration>
    <meta:editing-cycles>48</meta:editing-cycles>
    <meta:document-statistic meta:table-count="5" meta:cell-count="448" meta:object-count="0"/>
  </office:meta>
</office:document-meta>
</file>